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01081750" text:style-name="L1">
        <text:list-header>
          <text:p text:style-name="P1"/>
          <text:p text:style-name="P1"/>
          <text:p text:style-name="P1">INSTRUCCIONES ADICIONALES SOBRE EL PROGRAMA:</text:p>
          <text:p text:style-name="P1">Por: Enrique García Gutiérrez.</text:p>
          <text:p text:style-name="P1">Por: Sergio Ruiz Peña.</text:p>
        </text:list-header>
      </text:list>
      <text:p text:style-name="Standard"/>
      <text:p text:style-name="Standard"/>
      <text:p text:style-name="Standard"/>
      <text:list xml:id="list1067720851" text:continue-numbering="true" text:style-name="L1">
        <text:list-header>
          <text:p text:style-name="P1"/>
        </text:list-header>
        <text:list-item>
          <text:p text:style-name="P1">El archivo de texto que contiene el puzzle a cargar se llama puzle.txt, que se encuentra en la carpeta principal .</text:p>
        </text:list-item>
      </text:list>
      <text:p text:style-name="Standard"/>
      <text:list xml:id="list1905399979" text:style-name="L2">
        <text:list-item>
          <text:p text:style-name="P2">Este archivo debe contener un puzle de tamaño 3x3 de números o letras EN MAYUSCULAS. </text:p>
          <text:p text:style-name="P2"/>
        </text:list-item>
      </text:list>
      <text:list xml:id="list261460765" text:style-name="L3">
        <text:list-item>
          <text:p text:style-name="P3">El hueco viene representado por un guión: "-" .</text:p>
          <text:p text:style-name="P3"/>
        </text:list-item>
      </text:list>
      <text:list xml:id="list2077388873" text:style-name="L4">
        <text:list-item>
          <text:p text:style-name="P4">Se devuelve la posición del hueco en todos los movimientos realizados hasta el éxito en orden inverso (El ultimo movimiento realizado es el primer dato que se imprime) </text:p>
          <text:p text:style-name="P4"/>
        </text:list-item>
      </text:list>
      <text:list xml:id="list290661037" text:style-name="L5">
        <text:list-item>
          <text:p text:style-name="P5">Se exploran movimientos de forma secuencial: arriba, abajo, derecha, izquierda. Estas posiciones indican la pieza que se mueve hacia el hueco (arriba significa que la pieza que esta encima del hueco se mueve hacia abajo). </text:p>
          <text:p text:style-name="P5"/>
        </text:list-item>
      </text:list>
      <text:list xml:id="list1260519206" text:style-name="L6">
        <text:list-item>
          <text:p text:style-name="P6">Solo eliminamos movimientos en caso de que el tablero ya haya sido explorado con anterioridad, o el numero de movimientos exceda 32 iteraciones (explicado en javadoc).</text:p>
          <text:p text:style-name="P6"/>
        </text:list-item>
        <text:list-item>
          <text:p text:style-name="P6">Debe tenerse en cuenta que el programa tarda en ejecutarse una media de 10 minutos en un equipo medianamente potente. Esto es debido al numero de nodos que el programa explora.</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2T19:51:55</meta:creation-date>
    <dc:date>2012-03-12T19:57:18</dc:date>
    <meta:editing-duration>PT4M20S</meta:editing-duration>
    <meta:editing-cycles>2</meta:editing-cycles>
    <meta:generator>LibreOffice/3.4$Unix LibreOffice_project/340m1$Build-502</meta:generator>
    <meta:document-statistic meta:table-count="0" meta:image-count="0" meta:object-count="0" meta:page-count="1" meta:paragraph-count="10" meta:word-count="185" meta:character-count="1089" meta:non-whitespace-character-count="918"/>
  </office:meta>
</office:document-meta>
</file>